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e73a" officeooo:paragraph-rsid="0001e7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ce de Clovis à Louis XI – 481-1483</text:p>
      <text:p text:style-name="P1">Cours de M. Charageat (2018)</text:p>
      <text:p text:style-name="P1"/>
      <text:p text:style-name="P1">La Gaule Mérovingienne et La construction du Royaume des Francs (V-VIII° sièc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4S</meta:editing-duration>
    <meta:editing-cycles>3</meta:editing-cycles>
    <meta:generator>LibreOffice/5.3.6.1$Windows_x86 LibreOffice_project/686f202eff87ef707079aeb7f485847613344eb7</meta:generator>
    <dc:date>2018-01-15T10:35:53.792000000</dc:date>
    <meta:document-statistic meta:table-count="0" meta:image-count="0" meta:object-count="0" meta:page-count="1" meta:paragraph-count="3" meta:word-count="24" meta:character-count="146" meta:non-whitespace-character-count="124"/>
    <meta:user-defined meta:name="Info 1"/>
    <meta:user-defined meta:name="Info 2"/>
    <meta:user-defined meta:name="Info 3"/>
    <meta:user-defined meta:name="Info 4"/>
  </office:meta>
</office:document-meta>
</file>